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p text:style-name="Horizontal_20_Line"/>
      <text:h text:style-name="Heading_20_2" text:outline-level="2"><text:bookmark-start text:name="resume"/>Resume<text:bookmark-end text:name="resume"/></text:h>
      <text:p text:style-name="Horizontal_20_Line"/>
      <text:h text:style-name="Heading_20_3" text:outline-level="3"><text:bookmark-start text:name="professional-goal"/>Professional Goal<text:bookmark-end text:name="professional-goal"/></text:h>
      <text:p text:style-name="First_20_paragraph">FullStack Developer</text:p>
      <text:p text:style-name="Horizontal_20_Line"/>
      <text:h text:style-name="Heading_20_3" text:outline-level="3"><text:bookmark-start text:name="preferred-technologies"/>Preferred Technologies<text:bookmark-end text:name="preferred-technologies"/></text:h>
      <text:p text:style-name="First_20_paragraph">React, React Native, Redux, GraphQL, NodeJS, Docker, ES6, Postgre, MongoDB, Detox, Cypress, Jest.</text:p>
      <text:p text:style-name="Horizontal_20_Line"/>
      <text:h text:style-name="Heading_20_3" text:outline-level="3"><text:bookmark-start text:name="preferred-methodologies"/>Preferred Methodologies<text:bookmark-end text:name="preferred-methodologies"/></text:h>
      <text:p text:style-name="First_20_paragraph">Functional Programming, Test Driven Design (TDD), Clean Code, Mobile First, Agile, Micro-services, Event Oriented Architecture, Serverless.</text:p>
      <text:p text:style-name="Horizontal_20_Line"/>
      <text:h text:style-name="Heading_20_3" text:outline-level="3"><text:bookmark-start text:name="preferred-tools"/>Preferred Tools<text:bookmark-end text:name="preferred-tools"/></text:h>
      <text:p text:style-name="First_20_paragraph">Visual Studio Code, Gitlab, Manjaro Linux, MacOS, Terminator, Fish, Travis, Netlify, Bitrise, Dynatrace, JMeter, NPM Registry.</text:p>
      <text:p text:style-name="Horizontal_20_Line"/>
      <text:h text:style-name="Heading_20_2" text:outline-level="2"><text:bookmark-start text:name="professional-experience"/>## Professional experience<text:bookmark-end text:name="professional-experience"/></text:h>
      <text:h text:style-name="Heading_20_3" text:outline-level="3"><text:bookmark-start text:name="qintess"/><text:span text:style-name="T1">Qintess</text:span><text:bookmark-end text:name="qintess"/></text:h>
      <text:p text:style-name="First_20_paragraph"><text:span text:style-name="T1">Fullstack Engineer</text:span> - <text:span text:style-name="Source_Text">20/04/2020 - Current</text:span></text:p>
      <text:h text:style-name="Heading_20_4" text:outline-level="4"><text:bookmark-start text:name="natura---global-sales-platform---technical-evolutions-squad"/>Natura - Global Sales Platform - Technical Evolutions Squad<text:bookmark-end text:name="natura---global-sales-platform---technical-evolutions-squad"/></text:h>
      <text:p text:style-name="First_20_paragraph">In this squad our main goals was to increase performance and resilience while decreasing the infrastructure cost. The initial apdex was 0.79 and after 6 months of technical evolutions it reached 0.96. This achievement did not demanded any increment in infrastructure cost, even better we could reduce the cost by around 5%.</text:p>
      <text:list text:style-name="L1">
        <text:list-item>
          <text:p text:style-name="P1"><text:span text:style-name="T1">Main Technologies:</text:span> NodeJS, ReactJS, GraphQL, Postgre, Scylla, Docker, AWS, Jest, Jenkins, Dynatrace, JMeter, NPM Registry.</text:p>
        </text:list-item>
        <text:list-item>
          <text:p text:style-name="P1"><text:span text:style-name="T1">Main methodologies:</text:span> Micro-services, Serverless, Event Oriented Architecture, Agile, Object Oriented Programming</text:p>
        </text:list-item>
      </text:list>
      <text:p text:style-name="Horizontal_20_Line"/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4" text:outline-level="4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T1">Fullstack Engineer</text:span> - <text:span text:style-name="Source_Text">01/11/2017 – Current</text:span></text:p>
      <text:p text:style-name="Text_20_body">Crop control and evaluation cross-platform application developed in React Native</text:p>
      <text:list text:style-name="L2">
        <text:list-item>
          <text:p text:style-name="P2"><text:span text:style-name="T1">Main Technologies:</text:span> React Native, Graphql, NodeJs, Docker, Hapi, Postgre, Redux, Redux-Saga, Detox, Jest, Enzyme</text:p>
        </text:list-item>
        <text:list-item>
          <text:p text:style-name="P2"><text:span text:style-name="T1">Main methodologie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1" svg:width="28.896321070234112pt" svg:height="9.632107023411372pt"><draw:image xlink:href="Pictures/0.png" xlink:type="simple" xlink:show="embed" xlink:actuate="onLoad"/></draw:frame></text:span></text:a></text:p>
      <text:p text:style-name="Text_20_body"><text:a xlink:type="simple" xlink:href="https://itunes.apple.com/us/app/budbuds-us/id1112825348" office:name=""><text:span text:style-name="Definition"><draw:frame draw:name="img2" svg:width="97.07865168539325pt" svg:height="32.359550561797754pt"><draw:image xlink:href="Pictures/1.png" xlink:type="simple" xlink:show="embed" xlink:actuate="onLoad"/></draw:frame></text:span></text:a></text:p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Trade marketing application with geolocated GPS, dynamic data collection backoffice controlled, visit history, etc.</text:p>
      <text:list text:style-name="L3">
        <text:list-item>
          <text:p text:style-name="P3"><text:span text:style-name="T1">Main Technologies:</text:span> React Native, GraphQL, NodeJs, Hapi, SQL Server, Redux</text:p>
        </text:list-item>
        <text:list-item>
          <text:p text:style-name="P3"><text:span text:style-name="T1">Main methodologies:</text:span> Clean Code, TDD, Functional programming</text:p>
        </text:list-item>
      </text:list>
      <text:p text:style-name="First_20_paragraph"><text:a xlink:type="simple" xlink:href="https://play.google.com/store/apps/details?id=com.appmais" office:name=""><text:span text:style-name="Definition"><draw:frame draw:name="img3" svg:width="28.896321070234112pt" svg:height="9.632107023411372pt"><draw:image xlink:href="Pictures/2.png" xlink:type="simple" xlink:show="embed" xlink:actuate="onLoad"/></draw:frame></text:span></text:a></text:p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4">
        <text:list-item>
          <text:p text:style-name="P4"><text:span text:style-name="T1">Main Technologies:</text:span> ReactJS, RestAPI, Redux, Redux-Saga, Material-UI, Cypress, Jest, Enzyme, StoryBook</text:p>
        </text:list-item>
        <text:list-item>
          <text:p text:style-name="P4"><text:span text:style-name="T1">Main methodologies:</text:span> Clean Code, TDD, Mobile First, Lean Startup</text:p>
        </text:list-item>
      </text:list>
      <text:p text:style-name="Horizontal_20_Line"/>
      <text:h text:style-name="Heading_20_3" text:outline-level="3"><text:bookmark-start text:name="devires-tecnologia"/><text:span text:style-name="T1">Devires Tecnologia</text:span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QSaúde Web Ecommerce Portal<text:bookmark-end text:name="qsaúde-web-ecommerce-portal"/></text:h>
      <text:p text:style-name="First_20_paragraph">Web portal for health plan adherence</text:p>
      <text:list text:style-name="L5">
        <text:list-item>
          <text:p text:style-name="P5"><text:span text:style-name="T1">Main Technologies:</text:span> ReactJS, GraphQL, NodeJS, SQL Server, Typescript, Docker, Azure, Jest, Cypress</text:p>
        </text:list-item>
        <text:list-item>
          <text:p text:style-name="P5"><text:span text:style-name="T1">Main methodologie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plication for health plan with features such as telemedicine, appointment scheduling, map of hospitals, offices and laboratories, personal health questionnaire among other features</text:p>
      <text:list text:style-name="L6">
        <text:list-item>
          <text:p text:style-name="P6"><text:span text:style-name="T1">Main Technologies:</text:span> React Native, GraphQL, NodeJS, Typescript, Azure, Jest, Detox</text:p>
        </text:list-item>
        <text:list-item>
          <text:p text:style-name="P6"><text:span text:style-name="T1">Main methodologies:</text:span> Agile, Scrum, Functional Programming</text:p>
        </text:list-item>
      </text:list>
      <text:p text:style-name="First_20_paragraph"><text:a xlink:type="simple" xlink:href="https://play.google.com/store/apps/details?id=br.com.qsaude&amp;hl=es_BO" office:name=""><text:span text:style-name="Definition"><draw:frame draw:name="img4" svg:width="28.896321070234112pt" svg:height="9.632107023411372pt"><draw:image xlink:href="Pictures/3.png" xlink:type="simple" xlink:show="embed" xlink:actuate="onLoad"/></draw:frame></text:span></text:a></text:p>
      <text:p text:style-name="Text_20_body"><text:a xlink:type="simple" xlink:href="https://apps.apple.com/br/app/qsa%C3%BAde/id1449620787" office:name=""><text:span text:style-name="Definition"><draw:frame draw:name="img5" svg:width="97.07865168539325pt" svg:height="32.359550561797754pt"><draw:image xlink:href="Pictures/4.png" xlink:type="simple" xlink:show="embed" xlink:actuate="onLoad"/></draw:frame></text:span></text:a></text:p>
      <text:p text:style-name="Horizontal_20_Line"/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T1">Digital Business Integration Analyst</text:span> - <text:span text:style-name="Source_Text">01/08/2017 – 01/11/2017</text:span></text:p>
      <text:h text:style-name="Heading_20_4" text:outline-level="4"><text:bookmark-start text:name="vai-de-visa---visas-campaign-web-app"/>Vai de Visa - Visa’s campaign web app<text:bookmark-end text:name="vai-de-visa---visas-campaign-web-app"/></text:h>
      <text:list text:style-name="L7">
        <text:list-item>
          <text:p text:style-name="P7"><text:span text:style-name="T1">Main Technology:</text:span> Angular 4</text:p>
        </text:list-item>
      </text:list>
      <text:p text:style-name="Horizontal_20_Line"/>
      <text:h text:style-name="Heading_20_3" text:outline-level="3"><text:bookmark-start text:name="fcamara-training-and-consulting"/><text:span text:style-name="T1">FCamara Training and Consulting</text:span><text:bookmark-end text:name="fcamara-training-and-consulting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Linkapi<text:bookmark-end text:name="linkapi"/></text:h>
      <text:p text:style-name="First_20_paragraph">Integration Platform</text:p>
      <text:list text:style-name="L8">
        <text:list-item>
          <text:p text:style-name="P8"><text:span text:style-name="T1">Main Technologies:</text:span> NodeJS, MongoDB, Docker, RabbitMQ, Pm2, Mocha, ES6, AngularJs</text:p>
        </text:list-item>
        <text:list-item>
          <text:p text:style-name="P8"><text:span text:style-name="T1">Main methodologies:</text:span> Clean Code, TDD, MVP Canvas</text:p>
        </text:list-item>
      </text:list>
      <text:p text:style-name="First_20_paragraph"><text:span text:style-name="T1">Trainee</text:span> - <text:span text:style-name="Source_Text">07/12/2016 – 07/04/2017</text:span></text:p>
      <text:h text:style-name="Heading_20_4" text:outline-level="4"><text:bookmark-start text:name="bematech-gdi"/>Bematech GDI<text:bookmark-end text:name="bematech-gdi"/></text:h>
      <text:p text:style-name="First_20_paragraph">App in Ionic 2 for POS Report Management</text:p>
      <text:list text:style-name="L9">
        <text:list-item>
          <text:p text:style-name="P9"><text:span text:style-name="T1">Main Technologies:</text:span> Ionic 2, Angular2, Typescript</text:p>
        </text:list-item>
      </text:list>
      <text:p text:style-name="First_20_paragraph"><text:a xlink:type="simple" xlink:href="https://play.google.com/store/apps/details?id=com.bematech.gdi" office:name=""><text:span text:style-name="Definition"><draw:frame draw:name="img6" svg:width="28.896321070234112pt" svg:height="9.632107023411372pt"><draw:image xlink:href="Pictures/5.png" xlink:type="simple" xlink:show="embed" xlink:actuate="onLoad"/></draw:frame></text:span></text:a> <text:a xlink:type="simple" xlink:href="https://itunes.apple.com/br/app/bematech-gdi/id1062372210" office:name=""><text:span text:style-name="Definition"><draw:frame draw:name="img7" svg:width="97.07865168539325pt" svg:height="32.359550561797754pt"><draw:image xlink:href="Pictures/6.png" xlink:type="simple" xlink:show="embed" xlink:actuate="onLoad"/></draw:frame></text:span></text:a></text:p>
      <text:h text:style-name="Heading_20_4" text:outline-level="4"><text:bookmark-start text:name="asp.net-e-commerce-performance-analysis"/>ASP.NET E-commerce performance analysis<text:bookmark-end text:name="asp.net-e-commerce-performance-analysis"/></text:h>
      <text:list text:style-name="L10">
        <text:list-item>
          <text:p text:style-name="P10"><text:span text:style-name="T1">Main Technologies:</text:span> Visual Studio Web Test, New Relic, Dynatrace, Fiddler</text:p>
        </text:list-item>
      </text:list>
      <text:h text:style-name="Heading_20_5" text:outline-level="5"><text:bookmark-start text:name="winner-of-the-big-hackaton-onu-at-campus-party-10---health-keeper-project"/>Winner of the Big Hackaton-ONU at Campus Party 10 - Health Keeper Project<text:bookmark-end text:name="winner-of-the-big-hackaton-onu-at-campus-party-10---health-keeper-project"/></text:h>
      <text:list text:style-name="L11">
        <text:list-item>
          <text:p text:style-name="P11"><text:span text:style-name="T1">Main Technologies:</text:span> AngularJs, NodeJS, MongoDB, Express</text:p>
        </text:list-item>
      </text:list>
      <text:p text:style-name="Horizontal_20_Line"/>
      <text:h text:style-name="Heading_20_3" text:outline-level="3"><text:bookmark-start text:name="ângelo-ocanã-consulting-and-training"/><text:span text:style-name="T1">Ângelo Ocanã Consulting and Training</text:span><text:bookmark-end text:name="ângelo-ocanã-consulting-and-training"/></text:h>
      <text:p text:style-name="First_20_paragraph"><text:span text:style-name="T1">Trainee</text:span> - <text:span text:style-name="Source_Text">13/04/2016 – 13/10/2016</text:span></text:p>
      <text:h text:style-name="Heading_20_4" text:outline-level="4"><text:bookmark-start text:name="staffgeist---web-app-for-workplace-assessment"/>Staffgeist - Web App for Workplace Assessment<text:bookmark-end text:name="staffgeist---web-app-for-workplace-assessment"/></text:h>
      <text:list text:style-name="L12">
        <text:list-item>
          <text:p text:style-name="P12"><text:span text:style-name="T1">Main Technologies:</text:span> MVC, API, Angular JS, .NET 4.5 using C# language</text:p>
        </text:list-item>
        <text:list-item>
          <text:p text:style-name="P12"><text:span text:style-name="T1">Main methodologies:</text:span> Domain Driven Design (DDD), Test Domain Development (TDD)</text:p>
        </text:list-item>
        <text:list-item>
          <text:p text:style-name="P12"><text:span text:style-name="T1">Database:</text:span> MongoDB</text:p>
        </text:list-item>
      </text:list>
      <text:p text:style-name="Horizontal_20_Line"/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Support Analyst</text:span> - 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p text:style-name="Horizontal_20_Line"/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Support Analyst</text:span> - 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p text:style-name="Horizontal_20_Line"/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Support Analyst</text:span> - <text:span text:style-name="Source_Text">12/2012 - 02/2013</text:span></text:p>
      <text:p text:style-name="Text_20_body">Service and support for Lenovo equipment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p text:style-name="Horizontal_20_Line"/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p text:style-name="Horizontal_20_Line"/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p text:style-name="Horizontal_20_Line"/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p text:style-name="Horizontal_20_Line"/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p text:style-name="Horizontal_20_Line"/>
      <text:h text:style-name="Heading_20_3" text:outline-level="3"><text:bookmark-start text:name="courses"/>Courses<text:bookmark-end text:name="courses"/></text:h>
      <text:list text:style-name="L13">
        <text:list-item>
          <text:p text:style-name="P13"><text:span text:style-name="T1">Building Scalable APIs with GraphQL,</text:span> Samer Buna – Pluralsight</text:p>
        </text:list-item>
        <text:list-item>
          <text:p text:style-name="P13"><text:span text:style-name="T1">Building Data-driven React Applications with Relay, GraphQL, and Flux,</text:span> Samer Buna – Pluralsight</text:p>
        </text:list-item>
        <text:list-item>
          <text:p text:style-name="P13"><text:span text:style-name="T1">Advanced Node.js,</text:span> Samer Buna – Pluralsight</text:p>
        </text:list-item>
        <text:list-item>
          <text:p text:style-name="P13"><text:span text:style-name="T1">Understanding Machine Learning with Python,</text:span> Jerry Kurata – Pluralsight</text:p>
        </text:list-item>
        <text:list-item>
          <text:p text:style-name="P13"><text:span text:style-name="T1">AWS Developer - An Introduction to AWS Lambda,</text:span> Steve Michelotti – Pluralsight</text:p>
        </text:list-item>
        <text:list-item>
          <text:p text:style-name="P13"><text:span text:style-name="T1">See more at</text:span> <text:a xlink:type="simple" xlink:href="https://app.pluralsight.com/profile/alanmarcell" office:name=""><text:span text:style-name="Definition">pluralsight.com/profile/alanmarcell</text:span></text:a></text:p>
        </text:list-item>
      </text:list>
      <text:p text:style-name="Horizontal_20_Line"/>
      <text:h text:style-name="Heading_20_3" text:outline-level="3"><text:bookmark-start text:name="languages"/>Languages<text:bookmark-end text:name="languages"/></text:h>
      <text:list text:style-name="L14">
        <text:list-item>
          <text:p text:style-name="P14"><text:span text:style-name="T1">English:</text:span> Advanced</text:p>
        </text:list-item>
        <text:list-item>
          <text:p text:style-name="P14"><text:span text:style-name="T1">Spanish:</text:span> Proficient</text:p>
        </text:list-item>
        <text:list-item>
          <text:p text:style-name="P14"><text:span text:style-name="T1">French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/>
    <dc:description/>
    <dc:subject/>
    <meta:keyword/>
    <meta:initial-creator/>
    <dc:creator/>
    <meta:creation-date>2020-10-27T14:54:44Z</meta:creation-date>
    <dc:date>2020-10-27T14:54:44Z</dc:date>
  </office:meta>
</office:document-meta>
</file>